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33.0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5.log" table:style-name="ta1">
        <table:shapes>
          <draw:frame draw:z-index="0" draw:style-name="gr1" draw:text-style-name="P1" svg:width="159.99mm" svg:height="89.99mm" svg:x="76.55mm" svg:y="1mm">
            <loext:p draw:notify-on-update-of-ranges="'cameraslog_5.log'.A1:'cameraslog_5.log'.A1 'cameraslog_5.log'.A2:'cameraslog_5.log'.A1001 'cameraslog_5.log'.B1:'cameraslog_5.log'.B1 'cameraslog_5.log'.B2:'cameraslog_5.log'.B1001 'cameraslog_5.log'.A1:'cameraslog_5.log'.A1 'cameraslog_5.log'.A2:'cameraslog_5.log'.A1001 'cameraslog_5.log'.C1:'cameraslog_5.log'.C1 'cameraslog_5.log'.C2:'cameraslog_5.log'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320628" calcext:value-type="float">
            <text:p>7,3206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69064" calcext:value-type="float">
            <text:p>7,690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393108" calcext:value-type="float">
            <text:p>8,3931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861145" calcext:value-type="float">
            <text:p>8,8611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861145" calcext:value-type="float">
            <text:p>8,8611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406113" calcext:value-type="float">
            <text:p>9,4061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647737" calcext:value-type="float">
            <text:p>8,6477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123244" calcext:value-type="float">
            <text:p>9,1232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123244" calcext:value-type="float">
            <text:p>9,1232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546627" calcext:value-type="float">
            <text:p>8,5466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.752757" calcext:value-type="float">
            <text:p>8,7527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.1902" calcext:value-type="float">
            <text:p>8,190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.1902" calcext:value-type="float">
            <text:p>8,190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.812179" calcext:value-type="float">
            <text:p>7,81217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.232267" calcext:value-type="float">
            <text:p>7,2322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913715" calcext:value-type="float">
            <text:p>7,9137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241825" calcext:value-type="float">
            <text:p>8,2418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.241825" calcext:value-type="float">
            <text:p>8,2418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574334" calcext:value-type="float">
            <text:p>7,5743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954913" calcext:value-type="float">
            <text:p>7,9549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.136432" calcext:value-type="float">
            <text:p>8,13643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.96236" calcext:value-type="float">
            <text:p>7,962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.066871" calcext:value-type="float">
            <text:p>8,0668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.695854" calcext:value-type="float">
            <text:p>8,6958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.695854" calcext:value-type="float">
            <text:p>8,6958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.695854" calcext:value-type="float">
            <text:p>8,6958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.695854" calcext:value-type="float">
            <text:p>8,6958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304814" calcext:value-type="float">
            <text:p>8,3048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.560368" calcext:value-type="float">
            <text:p>7,5603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.560368" calcext:value-type="float">
            <text:p>7,5603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.479902" calcext:value-type="float">
            <text:p>7,4799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.479902" calcext:value-type="float">
            <text:p>7,4799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.479902" calcext:value-type="float">
            <text:p>7,4799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.235852" calcext:value-type="float">
            <text:p>7,2358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.235852" calcext:value-type="float">
            <text:p>7,2358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.235852" calcext:value-type="float">
            <text:p>7,2358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.235852" calcext:value-type="float">
            <text:p>7,2358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.235852" calcext:value-type="float">
            <text:p>7,2358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.235852" calcext:value-type="float">
            <text:p>7,2358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.235852" calcext:value-type="float">
            <text:p>7,2358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.736323" calcext:value-type="float">
            <text:p>6,7363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.736323" calcext:value-type="float">
            <text:p>6,7363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.736323" calcext:value-type="float">
            <text:p>6,7363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.736323" calcext:value-type="float">
            <text:p>6,7363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.736323" calcext:value-type="float">
            <text:p>6,7363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.736323" calcext:value-type="float">
            <text:p>6,7363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.34783" calcext:value-type="float">
            <text:p>7,3478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.34783" calcext:value-type="float">
            <text:p>7,3478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.34783" calcext:value-type="float">
            <text:p>7,3478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.34783" calcext:value-type="float">
            <text:p>7,3478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.34783" calcext:value-type="float">
            <text:p>7,3478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.34783" calcext:value-type="float">
            <text:p>7,3478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.34783" calcext:value-type="float">
            <text:p>7,3478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.34783" calcext:value-type="float">
            <text:p>7,3478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.507896" calcext:value-type="float">
            <text:p>7,5078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.507896" calcext:value-type="float">
            <text:p>7,5078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.507896" calcext:value-type="float">
            <text:p>7,5078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.507896" calcext:value-type="float">
            <text:p>7,5078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.507896" calcext:value-type="float">
            <text:p>7,5078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507896" calcext:value-type="float">
            <text:p>7,50789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.941877" calcext:value-type="float">
            <text:p>6,94187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.941877" calcext:value-type="float">
            <text:p>6,94187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.941877" calcext:value-type="float">
            <text:p>6,94187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.941877" calcext:value-type="float">
            <text:p>6,94187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.941877" calcext:value-type="float">
            <text:p>6,94187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.941877" calcext:value-type="float">
            <text:p>6,94187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.941877" calcext:value-type="float">
            <text:p>6,94187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.941877" calcext:value-type="float">
            <text:p>6,94187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.941877" calcext:value-type="float">
            <text:p>6,94187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941877" calcext:value-type="float">
            <text:p>6,94187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.941877" calcext:value-type="float">
            <text:p>6,94187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.941877" calcext:value-type="float">
            <text:p>6,94187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.941877" calcext:value-type="float">
            <text:p>6,94187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.351337" calcext:value-type="float">
            <text:p>6,3513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.351337" calcext:value-type="float">
            <text:p>6,3513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.313229" calcext:value-type="float">
            <text:p>6,3132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.354867" calcext:value-type="float">
            <text:p>6,3548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.354867" calcext:value-type="float">
            <text:p>6,3548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.212314" calcext:value-type="float">
            <text:p>6,2123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212314" calcext:value-type="float">
            <text:p>6,2123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.003276" calcext:value-type="float">
            <text:p>6,0032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.003276" calcext:value-type="float">
            <text:p>6,0032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.003276" calcext:value-type="float">
            <text:p>6,0032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.003276" calcext:value-type="float">
            <text:p>6,0032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.058333" calcext:value-type="float">
            <text:p>6,058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.058333" calcext:value-type="float">
            <text:p>6,058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.114229" calcext:value-type="float">
            <text:p>6,1142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.114229" calcext:value-type="float">
            <text:p>6,1142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.114229" calcext:value-type="float">
            <text:p>6,1142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.114229" calcext:value-type="float">
            <text:p>6,1142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.114229" calcext:value-type="float">
            <text:p>6,1142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114229" calcext:value-type="float">
            <text:p>6,1142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.114229" calcext:value-type="float">
            <text:p>6,1142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.114229" calcext:value-type="float">
            <text:p>6,1142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.114229" calcext:value-type="float">
            <text:p>6,1142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.114229" calcext:value-type="float">
            <text:p>6,1142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114229" calcext:value-type="float">
            <text:p>6,1142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.114229" calcext:value-type="float">
            <text:p>6,1142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.114229" calcext:value-type="float">
            <text:p>6,1142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114229" calcext:value-type="float">
            <text:p>6,1142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114229" calcext:value-type="float">
            <text:p>6,1142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.824554" calcext:value-type="float">
            <text:p>5,8245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.824554" calcext:value-type="float">
            <text:p>5,8245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.824554" calcext:value-type="float">
            <text:p>5,8245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.862196" calcext:value-type="float">
            <text:p>5,8621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.862196" calcext:value-type="float">
            <text:p>5,8621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.862196" calcext:value-type="float">
            <text:p>5,8621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.862196" calcext:value-type="float">
            <text:p>5,8621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.862196" calcext:value-type="float">
            <text:p>5,8621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.862196" calcext:value-type="float">
            <text:p>5,8621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.862196" calcext:value-type="float">
            <text:p>5,8621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.862196" calcext:value-type="float">
            <text:p>5,8621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.862196" calcext:value-type="float">
            <text:p>5,8621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.862196" calcext:value-type="float">
            <text:p>5,8621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.862196" calcext:value-type="float">
            <text:p>5,8621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.862196" calcext:value-type="float">
            <text:p>5,8621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.862196" calcext:value-type="float">
            <text:p>5,8621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.862196" calcext:value-type="float">
            <text:p>5,86219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.886675" calcext:value-type="float">
            <text:p>5,8866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.886675" calcext:value-type="float">
            <text:p>5,8866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.733646" calcext:value-type="float">
            <text:p>5,7336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.733646" calcext:value-type="float">
            <text:p>5,7336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.733646" calcext:value-type="float">
            <text:p>5,7336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.733646" calcext:value-type="float">
            <text:p>5,7336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.733646" calcext:value-type="float">
            <text:p>5,7336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.733646" calcext:value-type="float">
            <text:p>5,7336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.733646" calcext:value-type="float">
            <text:p>5,7336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.733646" calcext:value-type="float">
            <text:p>5,7336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.733646" calcext:value-type="float">
            <text:p>5,7336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.733646" calcext:value-type="float">
            <text:p>5,7336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.733646" calcext:value-type="float">
            <text:p>5,7336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.733646" calcext:value-type="float">
            <text:p>5,7336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.733646" calcext:value-type="float">
            <text:p>5,7336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.733646" calcext:value-type="float">
            <text:p>5,7336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.733646" calcext:value-type="float">
            <text:p>5,7336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.733646" calcext:value-type="float">
            <text:p>5,7336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.698871" calcext:value-type="float">
            <text:p>5,6988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.737184" calcext:value-type="float">
            <text:p>5,7371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.69868" calcext:value-type="float">
            <text:p>5,698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.69868" calcext:value-type="float">
            <text:p>5,698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.69868" calcext:value-type="float">
            <text:p>5,698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.69868" calcext:value-type="float">
            <text:p>5,698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.69868" calcext:value-type="float">
            <text:p>5,698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.69868" calcext:value-type="float">
            <text:p>5,698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.69868" calcext:value-type="float">
            <text:p>5,698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.69868" calcext:value-type="float">
            <text:p>5,698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.69868" calcext:value-type="float">
            <text:p>5,698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.69868" calcext:value-type="float">
            <text:p>5,698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.69868" calcext:value-type="float">
            <text:p>5,698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69868" calcext:value-type="float">
            <text:p>5,698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.69868" calcext:value-type="float">
            <text:p>5,698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.69868" calcext:value-type="float">
            <text:p>5,698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.69868" calcext:value-type="float">
            <text:p>5,698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.69868" calcext:value-type="float">
            <text:p>5,698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.69868" calcext:value-type="float">
            <text:p>5,698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.69868" calcext:value-type="float">
            <text:p>5,698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.69868" calcext:value-type="float">
            <text:p>5,698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.69868" calcext:value-type="float">
            <text:p>5,698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.69868" calcext:value-type="float">
            <text:p>5,698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.69868" calcext:value-type="float">
            <text:p>5,698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.69868" calcext:value-type="float">
            <text:p>5,698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.69868" calcext:value-type="float">
            <text:p>5,698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.69868" calcext:value-type="float">
            <text:p>5,698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.69868" calcext:value-type="float">
            <text:p>5,698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.69868" calcext:value-type="float">
            <text:p>5,698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.69868" calcext:value-type="float">
            <text:p>5,698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.69868" calcext:value-type="float">
            <text:p>5,698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.69868" calcext:value-type="float">
            <text:p>5,698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.69868" calcext:value-type="float">
            <text:p>5,698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.69868" calcext:value-type="float">
            <text:p>5,698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.69868" calcext:value-type="float">
            <text:p>5,698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.69868" calcext:value-type="float">
            <text:p>5,698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.69868" calcext:value-type="float">
            <text:p>5,698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.69868" calcext:value-type="float">
            <text:p>5,698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.650031" calcext:value-type="float">
            <text:p>5,6500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.650031" calcext:value-type="float">
            <text:p>5,6500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.650031" calcext:value-type="float">
            <text:p>5,6500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.650031" calcext:value-type="float">
            <text:p>5,6500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.650031" calcext:value-type="float">
            <text:p>5,6500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.650031" calcext:value-type="float">
            <text:p>5,6500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.650031" calcext:value-type="float">
            <text:p>5,6500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.650031" calcext:value-type="float">
            <text:p>5,6500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.650031" calcext:value-type="float">
            <text:p>5,6500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.650031" calcext:value-type="float">
            <text:p>5,6500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.650031" calcext:value-type="float">
            <text:p>5,6500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.625628" calcext:value-type="float">
            <text:p>5,6256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.625628" calcext:value-type="float">
            <text:p>5,6256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.625628" calcext:value-type="float">
            <text:p>5,6256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.625628" calcext:value-type="float">
            <text:p>5,6256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.580057" calcext:value-type="float">
            <text:p>5,5800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.580057" calcext:value-type="float">
            <text:p>5,5800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.580057" calcext:value-type="float">
            <text:p>5,5800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.580057" calcext:value-type="float">
            <text:p>5,5800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.580057" calcext:value-type="float">
            <text:p>5,5800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.580057" calcext:value-type="float">
            <text:p>5,5800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.580057" calcext:value-type="float">
            <text:p>5,5800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.554622" calcext:value-type="float">
            <text:p>5,5546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.554622" calcext:value-type="float">
            <text:p>5,5546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.554622" calcext:value-type="float">
            <text:p>5,5546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.554622" calcext:value-type="float">
            <text:p>5,5546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.554622" calcext:value-type="float">
            <text:p>5,5546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.554622" calcext:value-type="float">
            <text:p>5,5546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.554622" calcext:value-type="float">
            <text:p>5,5546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.554622" calcext:value-type="float">
            <text:p>5,5546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.554622" calcext:value-type="float">
            <text:p>5,5546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.554622" calcext:value-type="float">
            <text:p>5,5546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.554622" calcext:value-type="float">
            <text:p>5,5546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.554622" calcext:value-type="float">
            <text:p>5,5546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.554622" calcext:value-type="float">
            <text:p>5,5546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554622" calcext:value-type="float">
            <text:p>5,5546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.554622" calcext:value-type="float">
            <text:p>5,5546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.554622" calcext:value-type="float">
            <text:p>5,5546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.470452" calcext:value-type="float">
            <text:p>5,470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.3512" calcext:value-type="float">
            <text:p>5,35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.3512" calcext:value-type="float">
            <text:p>5,35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.3512" calcext:value-type="float">
            <text:p>5,35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.3512" calcext:value-type="float">
            <text:p>5,35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3512" calcext:value-type="float">
            <text:p>5,35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.3512" calcext:value-type="float">
            <text:p>5,35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.3512" calcext:value-type="float">
            <text:p>5,35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.3512" calcext:value-type="float">
            <text:p>5,35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.3512" calcext:value-type="float">
            <text:p>5,35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.3512" calcext:value-type="float">
            <text:p>5,35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.3512" calcext:value-type="float">
            <text:p>5,35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.3512" calcext:value-type="float">
            <text:p>5,35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.3512" calcext:value-type="float">
            <text:p>5,35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.3512" calcext:value-type="float">
            <text:p>5,35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3512" calcext:value-type="float">
            <text:p>5,35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.3512" calcext:value-type="float">
            <text:p>5,35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.3512" calcext:value-type="float">
            <text:p>5,35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.3512" calcext:value-type="float">
            <text:p>5,35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.3512" calcext:value-type="float">
            <text:p>5,35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.3512" calcext:value-type="float">
            <text:p>5,35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.3512" calcext:value-type="float">
            <text:p>5,35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.3512" calcext:value-type="float">
            <text:p>5,35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.3512" calcext:value-type="float">
            <text:p>5,35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.3512" calcext:value-type="float">
            <text:p>5,35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.3512" calcext:value-type="float">
            <text:p>5,35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.3512" calcext:value-type="float">
            <text:p>5,35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5.3512" calcext:value-type="float">
            <text:p>5,35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5.3512" calcext:value-type="float">
            <text:p>5,35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.3512" calcext:value-type="float">
            <text:p>5,35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.3512" calcext:value-type="float">
            <text:p>5,35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.3512" calcext:value-type="float">
            <text:p>5,35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.3512" calcext:value-type="float">
            <text:p>5,35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.3512" calcext:value-type="float">
            <text:p>5,35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5.3512" calcext:value-type="float">
            <text:p>5,35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.3512" calcext:value-type="float">
            <text:p>5,35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.3512" calcext:value-type="float">
            <text:p>5,35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.3512" calcext:value-type="float">
            <text:p>5,35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.3512" calcext:value-type="float">
            <text:p>5,35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.3512" calcext:value-type="float">
            <text:p>5,35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.3512" calcext:value-type="float">
            <text:p>5,35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.3512" calcext:value-type="float">
            <text:p>5,35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.3512" calcext:value-type="float">
            <text:p>5,35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.3512" calcext:value-type="float">
            <text:p>5,35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5.3512" calcext:value-type="float">
            <text:p>5,35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.3512" calcext:value-type="float">
            <text:p>5,35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5.3512" calcext:value-type="float">
            <text:p>5,35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.3512" calcext:value-type="float">
            <text:p>5,35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5.3512" calcext:value-type="float">
            <text:p>5,35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.3512" calcext:value-type="float">
            <text:p>5,35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.096351" calcext:value-type="float">
            <text:p>5,0963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5.096351" calcext:value-type="float">
            <text:p>5,0963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5.096351" calcext:value-type="float">
            <text:p>5,0963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.096351" calcext:value-type="float">
            <text:p>5,0963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.096351" calcext:value-type="float">
            <text:p>5,0963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.096351" calcext:value-type="float">
            <text:p>5,0963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.096351" calcext:value-type="float">
            <text:p>5,0963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.096351" calcext:value-type="float">
            <text:p>5,0963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.096351" calcext:value-type="float">
            <text:p>5,0963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5.096351" calcext:value-type="float">
            <text:p>5,0963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5.096351" calcext:value-type="float">
            <text:p>5,0963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5.096351" calcext:value-type="float">
            <text:p>5,0963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.096351" calcext:value-type="float">
            <text:p>5,0963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.096351" calcext:value-type="float">
            <text:p>5,0963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5.096351" calcext:value-type="float">
            <text:p>5,0963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.096351" calcext:value-type="float">
            <text:p>5,0963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5.096351" calcext:value-type="float">
            <text:p>5,0963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5.020364" calcext:value-type="float">
            <text:p>5,0203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5.020364" calcext:value-type="float">
            <text:p>5,0203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5.020364" calcext:value-type="float">
            <text:p>5,0203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.020364" calcext:value-type="float">
            <text:p>5,0203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.020364" calcext:value-type="float">
            <text:p>5,0203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5.020364" calcext:value-type="float">
            <text:p>5,0203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.020364" calcext:value-type="float">
            <text:p>5,0203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5.020364" calcext:value-type="float">
            <text:p>5,0203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.020364" calcext:value-type="float">
            <text:p>5,0203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.020364" calcext:value-type="float">
            <text:p>5,0203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.020364" calcext:value-type="float">
            <text:p>5,0203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.020364" calcext:value-type="float">
            <text:p>5,0203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5.020364" calcext:value-type="float">
            <text:p>5,0203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.020364" calcext:value-type="float">
            <text:p>5,0203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5.020364" calcext:value-type="float">
            <text:p>5,0203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5.020364" calcext:value-type="float">
            <text:p>5,0203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5.020364" calcext:value-type="float">
            <text:p>5,0203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5.020364" calcext:value-type="float">
            <text:p>5,0203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.020364" calcext:value-type="float">
            <text:p>5,0203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.020364" calcext:value-type="float">
            <text:p>5,0203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5.020364" calcext:value-type="float">
            <text:p>5,0203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.020364" calcext:value-type="float">
            <text:p>5,0203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.020364" calcext:value-type="float">
            <text:p>5,0203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5.020364" calcext:value-type="float">
            <text:p>5,0203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5.020364" calcext:value-type="float">
            <text:p>5,0203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.020364" calcext:value-type="float">
            <text:p>5,0203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5.020364" calcext:value-type="float">
            <text:p>5,0203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5.020364" calcext:value-type="float">
            <text:p>5,0203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.020364" calcext:value-type="float">
            <text:p>5,0203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5.020364" calcext:value-type="float">
            <text:p>5,0203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.020364" calcext:value-type="float">
            <text:p>5,0203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.020364" calcext:value-type="float">
            <text:p>5,0203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.020364" calcext:value-type="float">
            <text:p>5,0203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5.020364" calcext:value-type="float">
            <text:p>5,0203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.020364" calcext:value-type="float">
            <text:p>5,0203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5.020364" calcext:value-type="float">
            <text:p>5,0203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.020364" calcext:value-type="float">
            <text:p>5,0203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.020364" calcext:value-type="float">
            <text:p>5,0203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.020364" calcext:value-type="float">
            <text:p>5,0203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.020364" calcext:value-type="float">
            <text:p>5,0203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.020364" calcext:value-type="float">
            <text:p>5,0203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.055439" calcext:value-type="float">
            <text:p>5,0554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5.055439" calcext:value-type="float">
            <text:p>5,0554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5.055439" calcext:value-type="float">
            <text:p>5,0554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5.055439" calcext:value-type="float">
            <text:p>5,0554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5.055439" calcext:value-type="float">
            <text:p>5,0554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.055439" calcext:value-type="float">
            <text:p>5,0554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5.055439" calcext:value-type="float">
            <text:p>5,0554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.055439" calcext:value-type="float">
            <text:p>5,0554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.055439" calcext:value-type="float">
            <text:p>5,0554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5.055439" calcext:value-type="float">
            <text:p>5,0554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5.055439" calcext:value-type="float">
            <text:p>5,0554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5.055439" calcext:value-type="float">
            <text:p>5,0554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.055439" calcext:value-type="float">
            <text:p>5,0554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5.055439" calcext:value-type="float">
            <text:p>5,0554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5.055439" calcext:value-type="float">
            <text:p>5,0554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5.055439" calcext:value-type="float">
            <text:p>5,0554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5.055439" calcext:value-type="float">
            <text:p>5,0554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.055439" calcext:value-type="float">
            <text:p>5,0554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.055439" calcext:value-type="float">
            <text:p>5,0554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.055439" calcext:value-type="float">
            <text:p>5,0554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5.055439" calcext:value-type="float">
            <text:p>5,0554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5.055439" calcext:value-type="float">
            <text:p>5,0554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5.055439" calcext:value-type="float">
            <text:p>5,0554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.929407" calcext:value-type="float">
            <text:p>4,9294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4.827936" calcext:value-type="float">
            <text:p>4,8279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4.827936" calcext:value-type="float">
            <text:p>4,8279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4.827936" calcext:value-type="float">
            <text:p>4,8279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4.827936" calcext:value-type="float">
            <text:p>4,8279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.827936" calcext:value-type="float">
            <text:p>4,8279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4.827936" calcext:value-type="float">
            <text:p>4,8279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4.827936" calcext:value-type="float">
            <text:p>4,8279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4.827936" calcext:value-type="float">
            <text:p>4,8279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4.827936" calcext:value-type="float">
            <text:p>4,8279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.709016" calcext:value-type="float">
            <text:p>4,709016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5T18:59:42</dc:date>
    <meta:editing-duration>PT1M8S</meta:editing-duration>
    <meta:editing-cycles>1</meta:editing-cycles>
    <meta:document-statistic meta:table-count="1" meta:cell-count="3003" meta:object-count="1"/>
    <meta:generator>LibreOffice/5.1.0.3$Windows_X86_64 LibreOffice_project/5e3e00a007d9b3b6efb6797a8b8e57b51ab1f73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'cameraslog_5.log'.A1:'cameraslog_5.log'.C1001" chart:data-source-has-labels="row" svg:x="0.32cm" svg:y="0.18cm" svg:width="11.01cm" svg:height="8.64cm">
          <chartooo:coordinate-region svg:x="0.76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cameraslog_5.log'.B2:'cameraslog_5.log'.B1001" chart:label-cell-address="'cameraslog_5.log'.B1:'cameraslog_5.log'.B1" chart:class="chart:scatter">
            <chart:domain table:cell-range-address="'cameraslog_5.log'.A2:'cameraslog_5.log'.A1001"/>
            <chart:data-point chart:repeated="1000"/>
          </chart:series>
          <chart:series chart:style-name="ch8" chart:values-cell-range-address="'cameraslog_5.log'.C2:'cameraslog_5.log'.C1001" chart:label-cell-address="'cameraslog_5.log'.C1:'cameraslog_5.log'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'cameraslog_5.log'.B1:'cameraslog_5.log'.B1</svg:desc>
                </draw:g>
              </table:table-cell>
              <table:table-cell office:value-type="string">
                <text:p>number of cameras</text:p>
                <draw:g>
                  <svg:desc>'cameraslog_5.log'.C1:'cameraslog_5.lo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ameraslog_5.log'.A2:'cameraslog_5.log'.A1001</svg:desc>
                </draw:g>
              </table:table-cell>
              <table:table-cell office:value-type="float" office:value="7.320628">
                <text:p>7.320628</text:p>
                <draw:g>
                  <svg:desc>'cameraslog_5.log'.B2:'cameraslog_5.log'.B1001</svg:desc>
                </draw:g>
              </table:table-cell>
              <table:table-cell office:value-type="float" office:value="7">
                <text:p>7</text:p>
                <draw:g>
                  <svg:desc>'cameraslog_5.log'.C2:'cameraslog_5.log'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69064">
                <text:p>7.690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.393108">
                <text:p>8.3931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.861145">
                <text:p>8.8611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.861145">
                <text:p>8.8611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.406113">
                <text:p>9.4061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647737">
                <text:p>8.6477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.123244">
                <text:p>9.1232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123244">
                <text:p>9.1232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.546627">
                <text:p>8.5466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752757">
                <text:p>8.7527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.1902">
                <text:p>8.190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.1902">
                <text:p>8.190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.812179">
                <text:p>7.8121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.232267">
                <text:p>7.2322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.913715">
                <text:p>7.9137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8.241825">
                <text:p>8.2418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8.241825">
                <text:p>8.2418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7.574334">
                <text:p>7.5743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.954913">
                <text:p>7.9549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8.136432">
                <text:p>8.1364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7.96236">
                <text:p>7.962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.066871">
                <text:p>8.0668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8.695854">
                <text:p>8.6958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.695854">
                <text:p>8.6958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.695854">
                <text:p>8.6958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8.695854">
                <text:p>8.6958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.304814">
                <text:p>8.3048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7.560368">
                <text:p>7.5603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.560368">
                <text:p>7.5603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7.479902">
                <text:p>7.4799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.479902">
                <text:p>7.4799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7.479902">
                <text:p>7.47990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.235852">
                <text:p>7.2358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.235852">
                <text:p>7.2358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7.235852">
                <text:p>7.2358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7.235852">
                <text:p>7.2358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7.235852">
                <text:p>7.2358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7.235852">
                <text:p>7.2358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.235852">
                <text:p>7.2358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.736323">
                <text:p>6.7363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6.736323">
                <text:p>6.7363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6.736323">
                <text:p>6.7363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6.736323">
                <text:p>6.7363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6.736323">
                <text:p>6.7363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.736323">
                <text:p>6.7363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7.34783">
                <text:p>7.347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7.34783">
                <text:p>7.347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7.34783">
                <text:p>7.347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7.34783">
                <text:p>7.347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7.34783">
                <text:p>7.347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7.34783">
                <text:p>7.347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7.34783">
                <text:p>7.347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7.34783">
                <text:p>7.347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7.507896">
                <text:p>7.5078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7.507896">
                <text:p>7.5078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7.507896">
                <text:p>7.5078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7.507896">
                <text:p>7.5078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7.507896">
                <text:p>7.5078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7.507896">
                <text:p>7.5078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.941877">
                <text:p>6.9418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.941877">
                <text:p>6.9418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.941877">
                <text:p>6.9418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.941877">
                <text:p>6.9418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.941877">
                <text:p>6.9418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.941877">
                <text:p>6.9418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.941877">
                <text:p>6.9418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.941877">
                <text:p>6.9418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.941877">
                <text:p>6.9418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.941877">
                <text:p>6.9418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6.941877">
                <text:p>6.9418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6.941877">
                <text:p>6.9418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6.941877">
                <text:p>6.9418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6.351337">
                <text:p>6.3513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6.351337">
                <text:p>6.3513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6.313229">
                <text:p>6.3132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6.354867">
                <text:p>6.3548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6.354867">
                <text:p>6.3548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6.212314">
                <text:p>6.2123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6.212314">
                <text:p>6.2123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6.003276">
                <text:p>6.0032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6.003276">
                <text:p>6.0032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6.003276">
                <text:p>6.0032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6.003276">
                <text:p>6.0032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6.058333">
                <text:p>6.0583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6.058333">
                <text:p>6.0583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6.114229">
                <text:p>6.1142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6.114229">
                <text:p>6.1142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6.114229">
                <text:p>6.1142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.114229">
                <text:p>6.1142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6.114229">
                <text:p>6.1142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6.114229">
                <text:p>6.1142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6.114229">
                <text:p>6.1142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6.114229">
                <text:p>6.1142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.114229">
                <text:p>6.1142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6.114229">
                <text:p>6.1142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6.114229">
                <text:p>6.1142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6.114229">
                <text:p>6.1142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6.114229">
                <text:p>6.1142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.114229">
                <text:p>6.1142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6.114229">
                <text:p>6.1142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5.824554">
                <text:p>5.8245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5.824554">
                <text:p>5.8245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5.824554">
                <text:p>5.8245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5.862196">
                <text:p>5.8621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5.862196">
                <text:p>5.8621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5.862196">
                <text:p>5.8621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5.862196">
                <text:p>5.8621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5.862196">
                <text:p>5.8621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5.862196">
                <text:p>5.8621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5.862196">
                <text:p>5.8621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5.862196">
                <text:p>5.8621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5.862196">
                <text:p>5.8621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5.862196">
                <text:p>5.8621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5.862196">
                <text:p>5.8621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5.862196">
                <text:p>5.8621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5.862196">
                <text:p>5.8621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5.862196">
                <text:p>5.8621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5.886675">
                <text:p>5.8866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5.886675">
                <text:p>5.8866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5.733646">
                <text:p>5.7336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5.733646">
                <text:p>5.7336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5.733646">
                <text:p>5.7336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5.733646">
                <text:p>5.7336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5.733646">
                <text:p>5.7336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5.733646">
                <text:p>5.7336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5.733646">
                <text:p>5.7336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5.733646">
                <text:p>5.7336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5.733646">
                <text:p>5.7336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5.733646">
                <text:p>5.7336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5.733646">
                <text:p>5.7336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5.733646">
                <text:p>5.7336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5.733646">
                <text:p>5.7336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5.733646">
                <text:p>5.7336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5.733646">
                <text:p>5.7336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5.733646">
                <text:p>5.7336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5.698871">
                <text:p>5.6988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5.737184">
                <text:p>5.7371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5.69868">
                <text:p>5.698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5.69868">
                <text:p>5.698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5.69868">
                <text:p>5.698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5.69868">
                <text:p>5.698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5.69868">
                <text:p>5.698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5.69868">
                <text:p>5.698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5.69868">
                <text:p>5.698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5.69868">
                <text:p>5.698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5.69868">
                <text:p>5.698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5.69868">
                <text:p>5.698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5.69868">
                <text:p>5.698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5.69868">
                <text:p>5.698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5.69868">
                <text:p>5.698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5.69868">
                <text:p>5.698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5.69868">
                <text:p>5.698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5.69868">
                <text:p>5.698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5.69868">
                <text:p>5.698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5.69868">
                <text:p>5.698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5.69868">
                <text:p>5.698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5.69868">
                <text:p>5.698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5.69868">
                <text:p>5.698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5.69868">
                <text:p>5.698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5.69868">
                <text:p>5.698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5.69868">
                <text:p>5.698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5.69868">
                <text:p>5.698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5.69868">
                <text:p>5.698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5.69868">
                <text:p>5.698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5.69868">
                <text:p>5.698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5.69868">
                <text:p>5.698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5.69868">
                <text:p>5.698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5.69868">
                <text:p>5.698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5.69868">
                <text:p>5.698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5.69868">
                <text:p>5.698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5.69868">
                <text:p>5.698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5.69868">
                <text:p>5.698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5.69868">
                <text:p>5.698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5.650031">
                <text:p>5.6500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5.650031">
                <text:p>5.6500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5.650031">
                <text:p>5.6500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5.650031">
                <text:p>5.6500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5.650031">
                <text:p>5.6500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5.650031">
                <text:p>5.6500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5.650031">
                <text:p>5.6500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5.650031">
                <text:p>5.6500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5.650031">
                <text:p>5.6500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5.650031">
                <text:p>5.6500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5.650031">
                <text:p>5.6500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5.625628">
                <text:p>5.6256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5.625628">
                <text:p>5.6256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5.625628">
                <text:p>5.6256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5.625628">
                <text:p>5.6256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5.580057">
                <text:p>5.5800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5.580057">
                <text:p>5.5800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5.580057">
                <text:p>5.5800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5.580057">
                <text:p>5.5800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5.580057">
                <text:p>5.5800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5.580057">
                <text:p>5.5800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5.580057">
                <text:p>5.5800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5.554622">
                <text:p>5.5546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5.554622">
                <text:p>5.5546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5.554622">
                <text:p>5.5546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5.554622">
                <text:p>5.5546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5.554622">
                <text:p>5.5546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5.554622">
                <text:p>5.5546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5.554622">
                <text:p>5.5546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5.554622">
                <text:p>5.5546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5.554622">
                <text:p>5.5546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5.554622">
                <text:p>5.5546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5.554622">
                <text:p>5.5546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5.554622">
                <text:p>5.5546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5.554622">
                <text:p>5.5546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5.554622">
                <text:p>5.5546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5.554622">
                <text:p>5.5546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5.554622">
                <text:p>5.5546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5.470452">
                <text:p>5.4704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5.3512">
                <text:p>5.3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5.3512">
                <text:p>5.3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5.3512">
                <text:p>5.3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5.3512">
                <text:p>5.3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5.3512">
                <text:p>5.3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5.3512">
                <text:p>5.3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5.3512">
                <text:p>5.3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5.3512">
                <text:p>5.3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5.3512">
                <text:p>5.3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5.3512">
                <text:p>5.3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5.3512">
                <text:p>5.3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5.3512">
                <text:p>5.3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5.3512">
                <text:p>5.3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5.3512">
                <text:p>5.3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5.3512">
                <text:p>5.3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5.3512">
                <text:p>5.3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5.3512">
                <text:p>5.3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5.3512">
                <text:p>5.3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5.3512">
                <text:p>5.3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5.3512">
                <text:p>5.3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5.3512">
                <text:p>5.3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5.3512">
                <text:p>5.3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5.3512">
                <text:p>5.3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5.3512">
                <text:p>5.3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5.3512">
                <text:p>5.3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5.3512">
                <text:p>5.3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5.3512">
                <text:p>5.3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5.3512">
                <text:p>5.3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5.3512">
                <text:p>5.3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5.3512">
                <text:p>5.3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5.3512">
                <text:p>5.3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5.3512">
                <text:p>5.3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5.3512">
                <text:p>5.3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5.3512">
                <text:p>5.3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5.3512">
                <text:p>5.3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5.3512">
                <text:p>5.3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5.3512">
                <text:p>5.3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5.3512">
                <text:p>5.3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5.3512">
                <text:p>5.3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5.3512">
                <text:p>5.3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5.3512">
                <text:p>5.3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5.3512">
                <text:p>5.3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5.3512">
                <text:p>5.3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5.3512">
                <text:p>5.3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5.3512">
                <text:p>5.3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5.3512">
                <text:p>5.3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5.3512">
                <text:p>5.3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5.3512">
                <text:p>5.3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5.3512">
                <text:p>5.3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5.096351">
                <text:p>5.0963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5.096351">
                <text:p>5.0963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5.096351">
                <text:p>5.0963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5.096351">
                <text:p>5.0963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5.096351">
                <text:p>5.0963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5.096351">
                <text:p>5.0963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5.096351">
                <text:p>5.0963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5.096351">
                <text:p>5.0963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5.096351">
                <text:p>5.0963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5.096351">
                <text:p>5.0963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5.096351">
                <text:p>5.0963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5.096351">
                <text:p>5.0963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5.096351">
                <text:p>5.0963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5.096351">
                <text:p>5.0963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5.096351">
                <text:p>5.0963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5.096351">
                <text:p>5.0963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5.096351">
                <text:p>5.0963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5.020364">
                <text:p>5.0203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5.020364">
                <text:p>5.0203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5.020364">
                <text:p>5.0203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5.020364">
                <text:p>5.0203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5.020364">
                <text:p>5.0203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5.020364">
                <text:p>5.0203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5.020364">
                <text:p>5.0203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5.020364">
                <text:p>5.0203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5.020364">
                <text:p>5.0203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5.020364">
                <text:p>5.0203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5.020364">
                <text:p>5.0203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5.020364">
                <text:p>5.0203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5.020364">
                <text:p>5.0203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5.020364">
                <text:p>5.0203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5.020364">
                <text:p>5.0203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5.020364">
                <text:p>5.0203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5.020364">
                <text:p>5.0203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5.020364">
                <text:p>5.0203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5.020364">
                <text:p>5.0203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5.020364">
                <text:p>5.0203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5.020364">
                <text:p>5.0203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5.020364">
                <text:p>5.0203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5.020364">
                <text:p>5.0203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5.020364">
                <text:p>5.0203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5.020364">
                <text:p>5.0203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5.020364">
                <text:p>5.0203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5.020364">
                <text:p>5.0203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5.020364">
                <text:p>5.0203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5.020364">
                <text:p>5.0203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5.020364">
                <text:p>5.0203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5.020364">
                <text:p>5.0203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5.020364">
                <text:p>5.0203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5.020364">
                <text:p>5.0203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5.020364">
                <text:p>5.0203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5.020364">
                <text:p>5.0203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5.020364">
                <text:p>5.0203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5.020364">
                <text:p>5.0203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5.020364">
                <text:p>5.0203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5.020364">
                <text:p>5.0203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5.020364">
                <text:p>5.0203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5.020364">
                <text:p>5.0203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5.055439">
                <text:p>5.0554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5.055439">
                <text:p>5.0554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5.055439">
                <text:p>5.0554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5.055439">
                <text:p>5.0554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5.055439">
                <text:p>5.0554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5.055439">
                <text:p>5.0554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5.055439">
                <text:p>5.0554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5.055439">
                <text:p>5.0554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5.055439">
                <text:p>5.0554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5.055439">
                <text:p>5.0554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5.055439">
                <text:p>5.0554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5.055439">
                <text:p>5.0554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5.055439">
                <text:p>5.0554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5.055439">
                <text:p>5.0554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5.055439">
                <text:p>5.0554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5.055439">
                <text:p>5.0554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5.055439">
                <text:p>5.0554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5.055439">
                <text:p>5.0554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5.055439">
                <text:p>5.0554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5.055439">
                <text:p>5.0554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5.055439">
                <text:p>5.0554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5.055439">
                <text:p>5.0554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5.055439">
                <text:p>5.0554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4.929407">
                <text:p>4.929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4.827936">
                <text:p>4.8279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4.827936">
                <text:p>4.8279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4.827936">
                <text:p>4.8279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4.827936">
                <text:p>4.8279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4.827936">
                <text:p>4.8279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4.827936">
                <text:p>4.8279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4.827936">
                <text:p>4.8279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4.827936">
                <text:p>4.8279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4.827936">
                <text:p>4.8279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4.709016">
                <text:p>4.709016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